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officeooo:rsid="000322c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OBRE MÍ</text:span><text:line-break/>Profesional de TI motivado y confiable, con ganas de contribuir a un equipo tecnológico dinámico. Busco una oportunidad para aplicar mis habilidades técnicas, crecer profesionalmente y aportar valor mediante esfuerzo y compromiso. Soy adaptable, aprendo rápidamente y estoy muy interesado en asumir nuevos retos en el campo de las tecnologías de la información.</text:p>
      <text:p text:style-name="Text_20_body"><text:span text:style-name="Strong_20_Emphasis">EXPERIENCIA LABORAL</text:span></text:p>
      <text:list text:style-name="L1">
        <text:list-item>
          <text:p text:style-name="P1">Participación en varios proyectos de TI pequeños, incluyendo ensamblaje y desensamblaje de equipos informáticos, reparación de cables Ethernet, configuración de routers Wi-Fi y resolución de problemas de hardware y software.</text:p>
        </text:list-item>
        <text:list-item>
          <text:p text:style-name="P1">Experiencia básica en programación mediante la automatización de tareas simples y pruebas de conexión.</text:p>
        </text:list-item>
        <text:list-item>
          <text:p text:style-name="P1">Estas experiencias me han permitido desarrollar habilidades sólidas de resolución de problemas, atención al detalle y capacidad para trabajar de manera efectiva bajo presión.</text:p>
        </text:list-item>
      </text:list>
      <text:p text:style-name="Text_20_body"><text:span text:style-name="Strong_20_Emphasis">EDUCACIÓN</text:span></text:p>
      <text:list text:style-name="L2">
        <text:list-item>
          <text:p text:style-name="P2"><text:span text:style-name="Strong_20_Emphasis">Educación Secundaria Obligatoria (ESO)</text:span><text:line-break/><text:span text:style-name="T1">IES </text:span>Cap de Llevant – Menorca, España – <text:span text:style-name="Strong_20_Emphasis">Completado 20</text:span><text:span text:style-name="Strong_20_Emphasis"><text:span text:style-name="T1">24</text:span></text:span></text:p>
        </text:list-item>
        <text:list-item>
          <text:p text:style-name="P2"><text:span text:style-name="Strong_20_Emphasis">Sistemas Microinformáticos</text:span><text:line-break/><text:span text:style-name="T1">IES Joan Ramis</text:span> – Menorca, España – <text:span text:style-name="Strong_20_Emphasis">Completado 20</text:span><text:span text:style-name="Strong_20_Emphasis"><text:span text:style-name="T1">27</text:span></text:span></text:p>
        </text:list-item>
      </text:list>
      <text:p text:style-name="Text_20_body"><text:span text:style-name="Strong_20_Emphasis">HABILIDADES</text:span></text:p>
      <text:list text:style-name="L3">
        <text:list-item>
          <text:p text:style-name="P3"><text:span text:style-name="Strong_20_Emphasis">Idiomas:</text:span></text:p>
          <text:list>
            <text:list-item>
              <text:p text:style-name="P3">Inglés: avanzado (oral y escrito)</text:p>
            </text:list-item>
            <text:list-item>
              <text:p text:style-name="P3">Catalán: avanzado</text:p>
            </text:list-item>
          </text:list>
        </text:list-item>
        <text:list-item>
          <text:p text:style-name="P3"><text:span text:style-name="Strong_20_Emphasis">Habilidades técnicas:</text:span></text:p>
          <text:list>
            <text:list-item>
              <text:p text:style-name="P3">Configuración y resolución de problemas de hardware y software</text:p>
            </text:list-item>
            <text:list-item>
              <text:p text:style-name="P3">Reparación y prueba de cables Ethernet</text:p>
            </text:list-item>
            <text:list-item>
              <text:p text:style-name="P3">Sistemas operativos Windows y Linux</text:p>
            </text:list-item>
            <text:list-item>
              <text:p text:style-name="P3">Programación básica y automatización de tareas</text:p>
            </text:list-item>
          </text:list>
        </text:list-item>
        <text:list-item>
          <text:p text:style-name="P3"><text:span text:style-name="Strong_20_Emphasis">Habilidades interpersonales:</text:span></text:p>
          <text:list>
            <text:list-item>
              <text:p text:style-name="P3">Trabajo en equipo</text:p>
            </text:list-item>
            <text:list-item>
              <text:p text:style-name="P3">Comunicación efectiva</text:p>
            </text:list-item>
            <text:list-item>
              <text:p text:style-name="P3">Adaptabilidad y aprendizaje rápido</text:p>
            </text:list-item>
          </text:list>
        </text:list-item>
      </text:list>
      <text:p text:style-name="Text_20_body"><text:span text:style-name="Strong_20_Emphasis">CONTACTO</text:span></text:p>
      <text:list text:style-name="L4">
        <text:list-item>
          <text:p text:style-name="P4">Número de teléfono: <text:span text:style-name="T1">+34 681 06 09 86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6:43.289612954</meta:creation-date>
    <dc:date>2025-11-17T16:28:05.804138187</dc:date>
    <meta:editing-duration>PT1M23S</meta:editing-duration>
    <meta:editing-cycles>1</meta:editing-cycles>
    <meta:document-statistic meta:table-count="0" meta:image-count="0" meta:object-count="0" meta:page-count="1" meta:paragraph-count="23" meta:word-count="222" meta:character-count="1501" meta:non-whitespace-character-count="1316"/>
    <meta:generator>LibreOffice/24.2.7.2$Linux_X86_64 LibreOffice_project/420$Build-2</meta:generator>
  </office:meta>
</office:document-meta>
</file>